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26C8ABE2568986992CC.png" manifest:media-type="image/png"/>
  <manifest:file-entry manifest:full-path="Pictures/100000010000036200000242E17CB9809240E467.png" manifest:media-type="image/png"/>
  <manifest:file-entry manifest:full-path="Pictures/2000000200000289000001B1C439230EF8B5821E.eps" manifest:media-type="image/x-eps"/>
  <manifest:file-entry manifest:full-path="Pictures/2000000200000289000001B1C539EEE20A969E3C.eps" manifest:media-type="image/x-eps"/>
  <manifest:file-entry manifest:full-path="Pictures/10000001000003620000024227A059B62E61CBE0.png" manifest:media-type="image/png"/>
  <manifest:file-entry manifest:full-path="Pictures/2000000200000289000001B1A89E9C612225344B.eps" manifest:media-type="image/x-eps"/>
  <manifest:file-entry manifest:full-path="Pictures/1000000100000362000002426FDB20BA5259E8DC.png" manifest:media-type="image/png"/>
  <manifest:file-entry manifest:full-path="Pictures/1000000100000300000002EC3A4861BA01C6FAF9.png" manifest:media-type="image/png"/>
  <manifest:file-entry manifest:full-path="Pictures/100000010000049100000470862D1905AF61666D.png" manifest:media-type="image/png"/>
  <manifest:file-entry manifest:full-path="Pictures/200000020000036C000003539C78F735261869BA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4cm, 1.832cm, 0.707cm, 0.53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8cm, 1.945cm, 0.897cm, 1.41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77cm, 2.773cm, -0.001cm, 0.772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255cm" svg:height="8.001cm" svg:x="3.1cm" svg:y="3.381cm">
          <draw:image xlink:href="Pictures/200000020000036C000003539C78F735261869BA.eps" xlink:type="simple" xlink:show="embed" xlink:actuate="onLoad" draw:mime-type="image/x-svm">
            <text:p/>
          </draw:image>
          <draw:image xlink:href="Pictures/100000010000049100000470862D1905AF61666D.png" xlink:type="simple" xlink:show="embed" xlink:actuate="onLoad" draw:mime-type="image/png"/>
        </draw:frame>
        <draw:frame draw:style-name="gr2" draw:text-style-name="P1" draw:layer="layout" svg:width="8.255cm" svg:height="8.001cm" svg:x="11.733cm" svg:y="3.378cm">
          <draw:image xlink:href="Pictures/2000000200000289000001B1A89E9C612225344B.eps" xlink:type="simple" xlink:show="embed" xlink:actuate="onLoad" draw:mime-type="image/x-svm">
            <text:p/>
          </draw:image>
          <draw:image xlink:href="Pictures/10000001000003620000024227A059B62E61CBE0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8.255cm" svg:height="8.052cm" svg:x="5.743cm" svg:y="3.681cm">
          <draw:image xlink:href="Pictures/1000000100000300000002EC3A4861BA01C6FAF9.png" xlink:type="simple" xlink:show="embed" xlink:actuate="onLoad" draw:mime-type="image/png">
            <text:p/>
          </draw:image>
        </draw:frame>
        <draw:frame draw:style-name="gr5" draw:text-style-name="P3" draw:layer="layout" svg:width="8.255cm" svg:height="8.052cm" svg:x="14.187cm" svg:y="3.703cm">
          <draw:image xlink:href="Pictures/2000000200000289000001B1C539EEE20A969E3C.eps" xlink:type="simple" xlink:show="embed" xlink:actuate="onLoad" draw:mime-type="image/x-svm">
            <text:p/>
          </draw:image>
          <draw:image xlink:href="Pictures/1000000100000362000002426FDB20BA5259E8DC.png" xlink:type="simple" xlink:show="embed" xlink:actuate="onLoad" draw:mime-type="image/png"/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3" draw:layer="layout" svg:width="8.636cm" svg:height="6.807cm" svg:x="13.114cm" svg:y="4.508cm">
          <draw:image xlink:href="Pictures/2000000200000289000001B1C439230EF8B5821E.eps" xlink:type="simple" xlink:show="embed" xlink:actuate="onLoad" draw:mime-type="image/x-svm">
            <text:p/>
          </draw:image>
          <draw:image xlink:href="Pictures/100000010000036200000242E17CB9809240E467.png" xlink:type="simple" xlink:show="embed" xlink:actuate="onLoad" draw:mime-type="image/png"/>
        </draw:frame>
        <draw:frame draw:style-name="gr4" draw:text-style-name="P3" draw:layer="layout" svg:width="8.255cm" svg:height="6.807cm" svg:x="4.739cm" svg:y="4.272cm">
          <draw:image xlink:href="Pictures/10000001000002EE0000026C8ABE2568986992C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3T16:02:26.818680514</meta:creation-date>
    <dc:date>2022-08-14T10:34:07.636042331</dc:date>
    <meta:editing-duration>PT55M39S</meta:editing-duration>
    <meta:editing-cycles>3</meta:editing-cycles>
    <meta:generator>LibreOffice/7.3.5.2$Linux_X86_64 LibreOffice_project/30$Build-2</meta:generator>
    <meta:document-statistic meta:object-count="33"/>
  </office:meta>
</office:document-meta>
</file>